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Text_20_body">
      <style:text-properties style:font-name="Gill Sans MT_CCJU" fo:font-size="11pt" style:font-size-asian="11pt"/>
    </style:style>
    <style:style style:name="P22"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remLineWhenBlank(empty_line)=%</text:span></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6">%=<text:span text:style-name="T4">remLineWhenBlank(empty_line)=%</text:span>%#include AM_HEADER_NOMINATIF#%</text:p>
      <text:p text:style-name="P17"/>
      <text:p text:style-name="P17"/>
      <text:p text:style-name="P17"/>
      <text:p text:style-name="P19">Décision d’attribution d'une contribution de l'Etat à la réduction des primes dans l'assurance‑maladie pour l'année %=RELATIV1=%</text:p>
      <text:p text:style-name="P20"/>
      <text:p text:style-name="P20"/>
      <text:p text:style-name="P15">%=TITRE=%,</text:p>
      <text:p text:style-name="P15"/>
      <text:p text:style-name="P15">Conformément à la loi cantonale portant introduction de la loi fédérale sur l'assurance-maladie, une contribution est allouée aux personnes, dont le revenu déterminant est inférieur à CHF %=<text:span text:style-name="T5">REVDETMIN</text:span>=%, ou uniquement aux enfants à charge lorsque le revenu des parents est situé entre CHF %=<text:span text:style-name="T5">REVDETMIN</text:span>=% et CHF %=<text:span text:style-name="T5">REVDETMAX</text:span>=%.</text:p>
      <text:p text:style-name="P15"/>
      <text:p text:style-name="P15">Etant donné que vous n'avez pas encore été taxé(e)(s) pour l'année %=ANNEEMOINSDEUX=%, nous ne sommes pas en mesure de vous informer sur votre droit éventuel à des réductions de primes dans l'assurance-maladie pour l'année %=RELATIV1=%. Nous examinerons votre(vos) éventuel(s) droit(s) lorsque le Service des contributions vous aura notifié votre décision de taxation %=ANNEEMOINSDEUX=%. Vous n'aurez alors aucune demande à faire pour obtenir une réduction des primes %=RELATIV1=%, vu que votre taxation fiscale nous sera transmise directement par le Service des contributions. A réception de cette transmission, vous recevrez une décision de notre part uniquement en cas d'octroi.</text:p>
      <text:p text:style-name="P15"/>
      <text:p text:style-name="P15">%#include AM_SIGNATUR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decpro1</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3-09-04T16:20:07.32</dc:date>
    <meta:print-date>2003-09-10T06:53:00</meta:print-date>
    <meta:editing-cycles>121</meta:editing-cycles>
    <meta:editing-duration>PT7H6M43S</meta:editing-duration>
    <meta:document-statistic meta:table-count="0" meta:image-count="2" meta:object-count="0" meta:page-count="1" meta:paragraph-count="32" meta:word-count="370" meta:character-count="270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